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228" officeooo:paragraph-rsid="000b6228"/>
    </style:style>
    <style:style style:name="P2" style:family="paragraph" style:parent-style-name="Standard">
      <style:text-properties officeooo:rsid="000b6228" officeooo:paragraph-rsid="000ced72"/>
    </style:style>
    <style:style style:name="P3" style:family="paragraph" style:parent-style-name="Standard">
      <style:text-properties officeooo:rsid="000b6228" officeooo:paragraph-rsid="000d25cc"/>
    </style:style>
    <style:style style:name="P4" style:family="paragraph" style:parent-style-name="Standard" style:list-style-name="L1">
      <style:text-properties officeooo:rsid="000ced72" officeooo:paragraph-rsid="000ced72"/>
    </style:style>
    <style:style style:name="P5" style:family="paragraph" style:parent-style-name="Standard">
      <style:text-properties officeooo:rsid="000ced72" officeooo:paragraph-rsid="000ced72"/>
    </style:style>
    <style:style style:name="P6" style:family="paragraph" style:parent-style-name="Standard" style:list-style-name="L2">
      <style:text-properties officeooo:rsid="000ced72" officeooo:paragraph-rsid="000ced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ference ratings – before, during, after</text:p>
      <text:p text:style-name="P1">GMSI – demographic, melody, beat</text:p>
      <text:p text:style-name="P1"/>
      <text:p text:style-name="P5">IDEA 1</text:p>
      <text:p text:style-name="P1">lyric orientation questionnaire</text:p>
      <text:p text:style-name="P1">old vs new melody test</text:p>
      <text:p text:style-name="P2">Lyric modification – before, during, after</text:p>
      <text:list xml:id="list1790243293853280826" text:style-name="L1">
        <text:list-item>
          <text:p text:style-name="P4">relate the lyric orientation score to scores on melody test and lyric modification test</text:p>
        </text:list-item>
        <text:list-item>
          <text:p text:style-name="P4">issue – melody and lyric tests are designed to be at ceiling by the end of the training</text:p>
        </text:list-item>
        <text:list-item>
          <text:p text:style-name="P4">issue – don’t have enough melody or lyric pairs to divide up by song (2-3 items per song)</text:p>
        </text:list-item>
      </text:list>
      <text:p text:style-name="P5"/>
      <text:p text:style-name="P5">IDEA 2</text:p>
      <text:p text:style-name="P2">lyric orientation questionnaire</text:p>
      <text:p text:style-name="P3">Associations</text:p>
      <text:list xml:id="list7772846655167254257" text:style-name="L2">
        <text:list-item>
          <text:p text:style-name="P6">do people who orient to lyrics more have stronger associations to songs with lyrics?</text:p>
        </text:list-item>
        <text:list-item>
          <text:p text:style-name="P6">issue – how to assess ‘stronger associations’ - i.e. how to score free form association results</text:p>
        </text:list-item>
        <text:list-item>
          <text:p text:style-name="P6">issue – association information for only 8 songs per particip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8-30T09:58:38.312718000</meta:creation-date>
    <dc:date>2017-08-30T10:25:09.282782000</dc:date>
    <dc:creator>A Sternin</dc:creator>
    <meta:editing-duration>PT5M51S</meta:editing-duration>
    <meta:editing-cycles>2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15" meta:word-count="122" meta:character-count="736" meta:non-whitespace-character-count="628"/>
  </office:meta>
</office:document-meta>
</file>